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B7DA4DD4BAECD386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ainted_20_Whit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2.629cm"/>
      <style:paragraph-properties style:writing-mode="lr-tb"/>
    </style:style>
    <style:style style:name="pr2" style:family="presentation" style:parent-style-name="Predeterminado-outline1">
      <style:graphic-properties fo:min-height="8.884cm"/>
      <style:paragraph-properties style:writing-mode="lr-tb"/>
    </style:style>
    <style:style style:name="pr3" style:family="presentation" style:parent-style-name="Predeterminado-outline1">
      <style:graphic-properties fo:min-height="4.106cm"/>
      <style:paragraph-properties style:writing-mode="lr-tb"/>
    </style:style>
    <style:style style:name="pr4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1.4cm" fo:margin-bottom="1.4cm"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top="0cm" fo:margin-bottom="0cm" style:writing-mode="lr-tb"/>
      <style:text-properties style:font-name="Courier New1" style:text-underline-style="solid" style:text-underline-width="bold" style:text-underline-color="font-colo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text-align="start" style:writing-mode="lr-tb"/>
    </style:style>
    <style:style style:name="P7" style:family="paragraph">
      <style:paragraph-properties style:writing-mode="lr-tb"/>
      <style:text-properties style:font-name="Courier New1" fo:font-size="18pt" style:font-size-asian="18pt" style:font-size-complex="18pt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style:font-name="Courier New1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8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8pt" fo:language="en" fo:country="GB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ourier New1" fo:font-size="18pt" style:font-size-asian="18pt" style:font-size-complex="18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4">
        <draw:frame presentation:style-name="pr1" draw:text-style-name="P2" draw:layer="layout" svg:width="25.199cm" svg:height="2.629cm" svg:x="1.301cm" svg:y="-0.129cm" presentation:class="title" presentation:user-transformed="true">
          <draw:text-box>
            <text:p text:style-name="P1"><text:span text:style-name="T1">The Shakespeare Papers</text:span></text:p>
          </draw:text-box>
        </draw:frame>
        <draw:frame presentation:style-name="pr2" draw:text-style-name="P6" draw:layer="layout" svg:width="25.199cm" svg:height="4.356cm" svg:x="1.801cm" svg:y="3.5cm" presentation:class="outline">
          <draw:text-box>
            <text:p text:style-name="P3"><text:span text:style-name="T2">THE SHAKESPEARE PAPERS ARE BIMONTHLY BOOKLETS OF</text:span><text:span text:style-name="T3"> </text:span></text:p>
            <text:p text:style-name="P4"><text:span text:style-name="T3">AMUSING,</text:span><text:span text:style-name="T2"> </text:span><text:span text:style-name="T3">TANTALIZING</text:span><text:span text:style-name="T2">, </text:span><text:span text:style-name="T3">PECULIAR</text:span><text:span text:style-name="T2">, </text:span><text:span text:style-name="T3">EDUCATIVE</text:span><text:span text:style-name="T2">, </text:span><text:span text:style-name="T3">UNEXPECTED</text:span><text:span text:style-name="T2">,</text:span><text:span text:style-name="T3"> BRILLIANT</text:span><text:span text:style-name="T2">, </text:span><text:span text:style-name="T3">SURPRISING</text:span><text:span text:style-name="T2">, </text:span><text:span text:style-name="T3">INTRIGUING</text:span><text:span text:style-name="T2">, AND </text:span><text:span text:style-name="T3">OCCASIONALLY CONTROVERSIAL</text:span><text:span text:style-name="T2"> </text:span></text:p>
            <text:p text:style-name="P5"><text:span text:style-name="T4">TITBITS</text:span><text:span text:style-name="T2"> ABOUT THE SHAKESPEAREAN PLAYS AND SONNETS</text:span></text:p>
          </draw:text-box>
        </draw:frame>
        <draw:frame presentation:style-name="pr3" draw:text-style-name="P7" draw:layer="layout" svg:width="9.599cm" svg:height="4.356cm" svg:x="17cm" svg:y="8.456cm" presentation:class="outline" presentation:user-transformed="true">
          <draw:text-box>
            <text:p text:style-name="P5"><text:span text:style-name="T5"><text:s text:c="2"/></text:span><text:span text:style-name="T5">7 Sweet Swan Lane</text:span></text:p>
            <text:p text:style-name="P5"><text:span text:style-name="T5">Cygnet City, CALIF: 94536</text:span></text:p>
            <text:p text:style-name="P5"><text:span text:style-name="T5">Phone (505) 424-7926</text:span></text:p>
          </draw:text-box>
        </draw:frame>
        <draw:frame presentation:style-name="pr3" draw:text-style-name="P7" draw:layer="layout" svg:width="10.099cm" svg:height="4.356cm" svg:x="1cm" svg:y="8.5cm" presentation:class="outline" presentation:user-transformed="true">
          <draw:text-box>
            <text:p text:style-name="P3"><text:span text:style-name="T6">ONLY 35$ A YEAR </text:span></text:p>
            <text:p text:style-name="P3"><text:span text:style-name="T6">FOR SIX COLLECTIBLE ISSU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Painted_20_White" draw:display-name="Painted White" xlink:href="Pictures/100000000000020000000200B7DA4DD4BAECD38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letter-kerning="true" style:font-name-asian="Segoe UI" style:font-family-asian="'Segoe UI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Enlace_20_de_20_Internet_20_visitado" style:display-name="Enlace de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ido_20_de_20_la_20_tabla" style:display-name="Contenido de la tabla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complex="Mangal2" style:font-family-complex="Mangal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Lista" style:family="graphic">
      <style:paragraph-properties fo:margin-top="0cm" fo:margin-bottom="0.374cm" style:text-autospace="none"/>
      <style:text-properties style:font-name-complex="Mangal2" style:font-family-complex="Mangal"/>
    </style:style>
    <style:style style:name="Cuerpo_20_de_20_texto" style:display-name="Cuerpo de texto" style:family="graphic">
      <style:paragraph-properties fo:margin-top="0cm" fo:margin-bottom="0.374cm" style:text-autospace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801cm" svg:y="3.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18T11:48:00.039000000</meta:creation-date>
    <meta:editing-duration>PT28M53S</meta:editing-duration>
    <meta:editing-cycles>2</meta:editing-cycles>
    <meta:generator>LibreOffice/7.2.1.2$Windows_X86_64 LibreOffice_project/87b77fad49947c1441b67c559c339af8f3517e22</meta:generator>
    <dc:date>2021-10-18T12:27:02.302000000</dc:date>
    <meta:document-statistic meta:object-count="27"/>
  </office:meta>
</office:document-meta>
</file>